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Merriweather" svg:font-family="Merriweath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5" style:family="paragraph" style:parent-style-name="Text_20_body" style:list-style-name="L4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7" style:family="paragraph" style:parent-style-name="Text_20_body" style:list-style-name="L6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8" style:family="paragraph" style:parent-style-name="Text_20_body" style:list-style-name="L7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9" style:family="paragraph" style:parent-style-name="Text_20_body">
      <style:paragraph-properties fo:margin-left="0cm" fo:margin-right="0cm" fo:line-height="140%" fo:text-align="start" style:justify-single-word="false" fo:orphans="2" fo:widows="2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line-height="140%" fo:text-align="start" style:justify-single-word="false" fo:orphans="2" fo:widows="2" fo:text-indent="0cm" style:auto-text-indent="false" style:writing-mode="lr-tb"/>
      <style:text-properties officeooo:paragraph-rsid="00149ed2"/>
    </style:style>
    <style:style style:name="P11" style:family="paragraph" style:parent-style-name="Text_20_body" style:list-style-name="L2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12" style:family="paragraph" style:parent-style-name="Text_20_body" style:list-style-name="L5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13" style:family="paragraph" style:parent-style-name="Text_20_body" style:list-style-name="L1">
      <style:paragraph-properties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15" style:family="paragraph" style:parent-style-name="Text_20_body" style:list-style-name="L3">
      <style:paragraph-properties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16" style:family="paragraph" style:parent-style-name="Text_20_body" style:list-style-name="L6">
      <style:paragraph-properties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17" style:family="paragraph" style:parent-style-name="Text_20_body">
      <style:paragraph-properties fo:line-height="140%" fo:text-align="start" style:justify-single-word="false" fo:orphans="2" fo:widows="2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18" style:family="paragraph" style:parent-style-name="Text_20_body">
      <style:paragraph-properties fo:line-height="140%" fo:text-align="start" style:justify-single-word="false" fo:orphans="2" fo:widows="2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19" style:family="paragraph" style:parent-style-name="Heading_20_3">
      <style:text-properties fo:font-variant="normal" fo:text-transform="none" fo:color="#000000" style:font-name="Merriweather" fo:font-size="18pt" fo:letter-spacing="normal" fo:font-style="normal" fo:font-weight="bold"/>
    </style:style>
    <style:style style:name="P20" style:family="paragraph" style:parent-style-name="Heading_20_3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21" style:family="paragraph" style:parent-style-name="Heading_20_3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22" style:family="paragraph" style:parent-style-name="Preformatted_20_Text" style:list-style-name="L3">
      <style:paragraph-properties fo:margin-top="0cm" fo:margin-bottom="0.499cm" loext:contextual-spacing="false" fo:line-height="140%" fo:text-align="start" style:justify-single-word="false" fo:orphans="2" fo:widows="2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23" style:family="paragraph" style:parent-style-name="Preformatted_20_Text" style:list-style-name="L6">
      <style:paragraph-properties fo:margin-top="0cm" fo:margin-bottom="0.499cm" loext:contextual-spacing="false" fo:line-height="140%" fo:text-align="start" style:justify-single-word="false" fo:orphans="2" fo:widows="2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24" style:family="paragraph" style:parent-style-name="Preformatted_20_Text" style:list-style-name="L1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25" style:family="paragraph" style:parent-style-name="Preformatted_20_Text" style:list-style-name="L1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26" style:family="paragraph" style:parent-style-name="Preformatted_20_Text" style:list-style-name="L2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27" style:family="paragraph" style:parent-style-name="Preformatted_20_Text" style:list-style-name="L3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28" style:family="paragraph" style:parent-style-name="Preformatted_20_Text" style:list-style-name="L4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/>
    </style:style>
    <style:style style:name="P29" style:family="paragraph" style:parent-style-name="Preformatted_20_Text" style:list-style-name="L5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30" style:family="paragraph" style:parent-style-name="Preformatted_20_Text" style:list-style-name="L6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31" style:family="paragraph" style:parent-style-name="Preformatted_20_Text" style:list-style-name="L7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fo:font-variant="normal" fo:text-transform="none" fo:color="#444444" style:font-name="Cambria" fo:font-size="12pt" fo:letter-spacing="normal" fo:font-style="normal" fo:font-weight="normal" officeooo:paragraph-rsid="00149ed2"/>
    </style:style>
    <style:style style:name="P32" style:family="paragraph" style:parent-style-name="Preformatted_20_Text" style:list-style-name="L2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</style:style>
    <style:style style:name="P33" style:family="paragraph" style:parent-style-name="Preformatted_20_Text" style:list-style-name="L4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</style:style>
    <style:style style:name="P34" style:family="paragraph" style:parent-style-name="Preformatted_20_Text" style:list-style-name="L5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officeooo:paragraph-rsid="00149ed2"/>
    </style:style>
    <style:style style:name="P35" style:family="paragraph" style:parent-style-name="Preformatted_20_Text" style:list-style-name="L7">
      <style:paragraph-properties fo:margin-top="0cm" fo:margin-bottom="0cm" loext:contextual-spacing="false" fo:line-height="140%" fo:text-align="start" style:justify-single-word="false" fo:orphans="2" fo:widows="2" fo:padding="0cm" fo:border="none" style:writing-mode="lr-tb"/>
      <style:text-properties officeooo:paragraph-rsid="00149ed2"/>
    </style:style>
    <style:style style:name="T1" style:family="text">
      <style:text-properties fo:font-variant="normal" fo:text-transform="none" fo:color="#444444" style:font-name="Cambria" fo:font-size="12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How to install MySQL on an Amazon EC2 Server Instance?</text:h>
      <text:p text:style-name="P10"><text:span text:style-name="T1"/></text:p>
      <text:p text:style-name="P10"><text:span text:style-name="T1"/></text:p>
      <text:p text:style-name="P10"><text:span text:style-name="T1">Being a newbie to server administration especially with Linux, I found myself looking all over the internet on how to install a mysql server instance! Here is what worked for me on the Amazon EC2 instance: </text:span></text:p>
      <text:h text:style-name="P21" text:outline-level="3">To install a MySQL Server</text:h>
      <text:list xml:id="list7336939638236226411" text:style-name="L1">
        <text:list-item>
          <text:p text:style-name="P2">First step is to of course ssh into the EC2 instance</text:p>
        </text:list-item>
        <text:list-item>
          <text:p text:style-name="P2">Then, at a command prompt, use the following command to install MySQL Server:</text:p>
          <text:p text:style-name="P25">sudo yum install mysql-server</text:p>
          <text:p text:style-name="P14">When you are prompted, type 'y'.</text:p>
        </text:list-item>
      </text:list>
      <text:h text:style-name="P21" text:outline-level="3">To start the installed MySQL Server</text:h>
      <text:list xml:id="list1582078228646270030" text:style-name="L5">
        <text:list-item>
          <text:p text:style-name="P6">Start mysql, and configure it to start up automatically on reboot.</text:p>
          <text:p text:style-name="P29">sudo chkconfig mysqld on</text:p>
          <text:p text:style-name="P34"/>
          <text:p text:style-name="P29">sudo service mysqld start</text:p>
          <text:p text:style-name="P12">You would see a response like the following.</text:p>
          <text:p text:style-name="P29">Starting mysqld</text:p>
        </text:list-item>
      </text:list>
      <text:h text:style-name="P21" text:outline-level="3">Configuring newly installed MySQL Server</text:h>
      <text:list xml:id="list4700321166468961109" text:style-name="L6">
        <text:list-item>
          <text:p text:style-name="P7">To update the password of root user do the following:</text:p>
          <text:p text:style-name="P23">mysqladmin -u root password [your_new_pwd]</text:p>
        </text:list-item>
        <text:list-item>
          <text:p text:style-name="P7">To create a database do the following:</text:p>
          <text:p text:style-name="P30">mysqladmin -u root -p create [your_new_db]</text:p>
          <text:p text:style-name="P16">When you are prompted for a password, type [your_new_pwd]. Well that's it. There rest of the MySQL functionality is as usual. For more details on other functionalities please use the MySQL website.</text:p>
        </text:list-item>
      </text:list>
      <text:h text:style-name="P21" text:outline-level="3">Using MySQL Externally</text:h>
      <text:p text:style-name="P18">If you need to access MySQL from another server, then you need to execute these following additional steps. </text:p>
      <text:list xml:id="list7659131897919938882" text:style-name="L7">
        <text:list-item>
          <text:p text:style-name="P8">First off, create a MySQL user who can connect from any type of host using the following SQL:</text:p>
          <text:p text:style-name="P31"><text:soft-page-break/>GRANT ALL PRIVILEGES ON *.* TO 'theuser'@'localhost' </text:p>
          <text:p text:style-name="P35"/>
          <text:p text:style-name="P31">GRANT ALL PRIVILEGES ON *.* TO 'theuser'@'localhost' </text:p>
          <text:p text:style-name="P31"/>
          <text:p text:style-name="P31">CREATE USER 'theuser'@'%' IDENTIFIED BY '[your_pwd]' </text:p>
          <text:p text:style-name="P35"/>
          <text:p text:style-name="P31">GRANT ALL PRIVILEGES ON *.* TO 'theuser'@'%' WITH GRANT OPTION </text:p>
          <text:p text:style-name="P8">Next, from the AWS Management Console find the Security Group that you assigned to your instance during set-up and add 'MySQL' to the group. You can also manually add port 3306. Save and whoala ready to go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Merriweather" svg:font-family="Merriweath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5:13:07.177539463</meta:creation-date>
    <dc:date>2018-01-05T15:15:20.365515444</dc:date>
    <meta:editing-duration>PT2M16S</meta:editing-duration>
    <meta:editing-cycles>1</meta:editing-cycles>
    <meta:document-statistic meta:table-count="0" meta:image-count="0" meta:object-count="0" meta:page-count="2" meta:paragraph-count="27" meta:word-count="297" meta:character-count="1759" meta:non-whitespace-character-count="1489"/>
    <meta:generator>LibreOffice/5.1.6.2$Linux_X86_64 LibreOffice_project/10m0$Build-2</meta:generator>
  </office:meta>
</office:document-meta>
</file>